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66pt" style:font-size-asian="66pt" style:font-size-complex="6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>fiche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ierre alex</meta:initial-creator>
    <meta:creation-date>2020-02-10T09:26:37.68</meta:creation-date>
    <dc:date>2020-02-10T10:23:25.88</dc:date>
    <dc:creator>Pierre alex</dc:creator>
    <meta:editing-duration>PT1M56S</meta:editing-duration>
    <meta:editing-cycles>2</meta:editing-cycles>
    <meta:generator>OpenOffice/4.1.5$Win32 OpenOffice.org_project/415m1$Build-9789</meta:generator>
    <meta:document-statistic meta:table-count="0" meta:image-count="0" meta:object-count="0" meta:page-count="1" meta:paragraph-count="1" meta:word-count="2" meta:character-count="7"/>
  </office:meta>
</office:document-meta>
</file>